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fo:line-height="150%" fo:text-indent="0in" style:auto-text-indent="false"/>
    </style:style>
    <style:style style:name="P2" style:family="paragraph" style:parent-style-name="Standard">
      <style:paragraph-properties fo:margin-left="0.5in" fo:margin-right="0in" fo:margin-top="0in" fo:margin-bottom="0in" fo:line-height="150%" fo:text-align="center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fo:line-height="150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150%" fo:text-indent="0.5in" style:auto-text-indent="false"/>
    </style:style>
    <style:style style:name="P5" style:family="paragraph" style:parent-style-name="Standard">
      <style:paragraph-properties fo:margin-left="0.5in" fo:margin-right="0in" fo:margin-top="0in" fo:margin-bottom="0in" fo:line-height="150%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50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Heading_20_1" style:master-page-name="Standard">
      <style:paragraph-properties fo:margin-left="0.5in" fo:margin-right="0in" fo:margin-top="0in" fo:margin-bottom="0in" fo:line-height="150%" fo:text-align="center" style:justify-single-word="false" fo:text-indent="0in" style:auto-text-indent="false" style:page-number="auto"/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Heading_20_1" style:master-page-name="Standard">
      <style:paragraph-properties fo:margin-left="0.5in" fo:margin-right="0in" fo:margin-top="0in" fo:margin-bottom="0in" fo:line-height="150%" fo:text-align="center" style:justify-single-word="false" fo:text-indent="0in" style:auto-text-indent="false" style:page-number="auto"/>
      <style:text-properties fo:font-variant="normal" fo:text-transform="none" fo:color="#000000" style:font-name="verdana" fo:letter-spacing="normal" fo:font-style="normal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Switch Case Example</text:span></text:h>
      <text:p text:style-name="P1"><text:span text:style-name="T2"/></text:p>
      <text:p text:style-name="P1"><text:span text:style-name="T2">Declare Double number</text:span></text:p>
      <text:p text:style-name="P1"><text:span text:style-name="T2">Display “Please enter a number from 1 to 10”</text:span></text:p>
      <text:p text:style-name="P1"><text:span text:style-name="T2">Input number</text:span></text:p>
      <text:p text:style-name="P1"><text:span text:style-name="T2">Select number</text:span></text:p>
      <text:p text:style-name="P1"><text:span text:style-name="T2">Case 1:</text:span></text:p>
      <text:p text:style-name="P1"><text:span text:style-name="T2"><text:tab/>Display “I”</text:span></text:p>
      <text:p text:style-name="P1"><text:span text:style-name="T2"><text:tab/></text:span><text:span text:style-name="T3">break</text:span></text:p>
      <text:p text:style-name="P1"><text:span text:style-name="T2">Case 2:</text:span></text:p>
      <text:p text:style-name="P1"><text:span text:style-name="T2"><text:tab/>Display “II” </text:span></text:p>
      <text:p text:style-name="P1"><text:span text:style-name="T2"><text:tab/></text:span><text:span text:style-name="T3">break</text:span></text:p>
      <text:p text:style-name="P1"><text:span text:style-name="T2">Case 3:</text:span></text:p>
      <text:p text:style-name="P1"><text:span text:style-name="T2"><text:tab/>Display “III”</text:span></text:p>
      <text:p text:style-name="P1"><text:span text:style-name="T2"><text:tab/></text:span><text:span text:style-name="T3">break</text:span></text:p>
      <text:p text:style-name="P1"><text:span text:style-name="T2">Case 4:</text:span></text:p>
      <text:p text:style-name="P1"><text:span text:style-name="T2"><text:tab/>Display “IV”</text:span></text:p>
      <text:p text:style-name="P1"><text:span text:style-name="T2"><text:tab/></text:span><text:span text:style-name="T3">break</text:span><text:span text:style-name="T2"> </text:span></text:p>
      <text:p text:style-name="P1"><text:span text:style-name="T2">Case 5:</text:span></text:p>
      <text:p text:style-name="P1"><text:span text:style-name="T2"><text:tab/>Display “V”<text:tab/></text:span></text:p>
      <text:p text:style-name="P1"><text:span text:style-name="T2"><text:tab/></text:span><text:span text:style-name="T3">break</text:span></text:p>
      <text:p text:style-name="P1"><text:span text:style-name="T2">Case 6:</text:span></text:p>
      <text:p text:style-name="P1"><text:span text:style-name="T2"><text:tab/>Display “VI”</text:span></text:p>
      <text:p text:style-name="P1"><text:span text:style-name="T2"><text:tab/></text:span><text:span text:style-name="T3">break</text:span><text:span text:style-name="T2"> </text:span></text:p>
      <text:p text:style-name="P1"><text:span text:style-name="T2">Case 7:</text:span></text:p>
      <text:p text:style-name="P1"><text:span text:style-name="T2"><text:tab/>Display “VII”</text:span></text:p>
      <text:p text:style-name="P1"><text:span text:style-name="T2"><text:tab/></text:span><text:span text:style-name="T3">break</text:span></text:p>
      <text:p text:style-name="P1"><text:span text:style-name="T2">Case 8:</text:span></text:p>
      <text:p text:style-name="P1"><text:span text:style-name="T2"><text:tab/>Display “VIII” </text:span></text:p>
      <text:p text:style-name="P1"><text:span text:style-name="T2"><text:tab/></text:span><text:span text:style-name="T3">break</text:span></text:p>
      <text:p text:style-name="P1"><text:span text:style-name="T2">Case 9: </text:span></text:p>
      <text:p text:style-name="P1"><text:soft-page-break/><text:span text:style-name="T2"><text:tab/>Display “IX”</text:span></text:p>
      <text:p text:style-name="P1"><text:span text:style-name="T2"><text:tab/></text:span><text:span text:style-name="T3">break</text:span></text:p>
      <text:p text:style-name="P1"><text:span text:style-name="T2">Case 10:</text:span></text:p>
      <text:p text:style-name="P1"><text:span text:style-name="T2"><text:tab/>Display “X”</text:span></text:p>
      <text:p text:style-name="P1"><text:span text:style-name="T2"><text:tab/></text:span><text:span text:style-name="T3">break</text:span></text:p>
      <text:p text:style-name="P1"><text:span text:style-name="T2">Default </text:span></text:p>
      <text:p text:style-name="P5"><text:span text:style-name="T2">Display “Error: Invalid number. Please enter a number from 1 to 10.”</text:span></text:p>
      <text:p text:style-name="P1"><text:span text:style-name="T2">End Select</text:span></text:p>
      <text:p text:style-name="P3"/>
      <text:p text:style-name="P3"/>
      <text:p text:style-name="P2"><text:span text:style-name="T2">Else, Else If Example 1</text:span></text:p>
      <text:p text:style-name="P2"><text:span text:style-name="T2"/></text:p>
      <text:p text:style-name="P1"><text:span text:style-name="T2">Declare Double length1, width1, length2, width2, Area1, Area2</text:span></text:p>
      <text:p text:style-name="P1"><text:span text:style-name="T2">Display “Please enter the length of the first rectangle.”</text:span></text:p>
      <text:p text:style-name="P1"><text:span text:style-name="T2">Input length1</text:span></text:p>
      <text:p text:style-name="P1"><text:span text:style-name="T2">Display “Please enter the width of the first rectangle.”</text:span></text:p>
      <text:p text:style-name="P4"><text:span text:style-name="T2">Input width1</text:span></text:p>
      <text:p text:style-name="P1"><text:span text:style-name="T2">Display “Please enter the length of the second rectangle.”</text:span></text:p>
      <text:p text:style-name="P1"><text:span text:style-name="T2">Input length2</text:span></text:p>
      <text:p text:style-name="P1"><text:span text:style-name="T2">Display “Please enter the width of the second rectangle.”</text:span></text:p>
      <text:p text:style-name="P1"><text:span text:style-name="T2">Input width2 </text:span></text:p>
      <text:p text:style-name="P1"><text:span text:style-name="T2">Set Area1 = length1* width1</text:span></text:p>
      <text:p text:style-name="P1"><text:span text:style-name="T2">Set Area2 = length2 * width2</text:span></text:p>
      <text:p text:style-name="P1"><text:span text:style-name="T2">If Area1 &gt; Area2 Then</text:span></text:p>
      <text:p text:style-name="P1"><text:span text:style-name="T2"><text:s text:c="4"/>Display “The first rectangle has greater area.”</text:span></text:p>
      <text:p text:style-name="P1"><text:span text:style-name="T2">Else</text:span></text:p>
      <text:p text:style-name="P1"><text:span text:style-name="T2"><text:s text:c="4"/>If Area1 &lt; Area2 Then</text:span></text:p>
      <text:p text:style-name="P1"><text:span text:style-name="T2"><text:s text:c="11"/>Display “The second rectangle has greater area.”</text:span></text:p>
      <text:p text:style-name="P1"><text:span text:style-name="T2">Else</text:span></text:p>
      <text:p text:style-name="P1"><text:span text:style-name="T2"><text:s text:c="9"/>Display “Areas are equal.”</text:span></text:p>
      <text:p text:style-name="P1"><text:span text:style-name="T2">End If</text:span></text:p>
      <text:p text:style-name="P6"><text:soft-page-break/></text:p>
      <text:p text:style-name="P2"><text:span text:style-name="T2">Else, Else If Example 2</text:span></text:p>
      <text:p text:style-name="P2"><text:span text:style-name="T2"/></text:p>
      <text:p text:style-name="P1"><text:span text:style-name="T2">Declare Double weight, mass</text:span></text:p>
      <text:p text:style-name="P1"><text:span text:style-name="T2">Display “Please enter the mass of an object.”</text:span></text:p>
      <text:p text:style-name="P1"><text:span text:style-name="T2">Input mass </text:span></text:p>
      <text:p text:style-name="P1"><text:span text:style-name="T2">Set weight = mass * 9.8</text:span></text:p>
      <text:p text:style-name="P1"><text:span text:style-name="T2">If weight &gt; 1000 Then</text:span></text:p>
      <text:p text:style-name="P1"><text:span text:style-name="T2"><text:s text:c="4"/>Display “This object is too heavy.”</text:span></text:p>
      <text:p text:style-name="P1"><text:span text:style-name="T2">End If</text:span></text:p>
      <text:p text:style-name="P1"><text:span text:style-name="T2">If weight &lt; 10</text:span></text:p>
      <text:p text:style-name="P1"><text:span text:style-name="T2"><text:s text:c="8"/>Display “This object is too light.”</text:span></text:p>
      <text:p text:style-name="P1"><text:span text:style-name="T2">End If</text:span></text:p>
      <text:p text:style-name="P3"/>
      <text:p text:style-name="P3"/>
      <text:p text:style-name="P2"><text:span text:style-name="T2">Else, Else If <text:s/>3</text:span></text:p>
      <text:p text:style-name="P2"><text:span text:style-name="T2"/></text:p>
      <text:p text:style-name="P1"><text:span text:style-name="T2">Declare Double month, day, year, date</text:span></text:p>
      <text:p text:style-name="P1"><text:span text:style-name="T2">Display “Please enter a month in numerical format.”</text:span></text:p>
      <text:p text:style-name="P1"><text:span text:style-name="T2">Input month</text:span></text:p>
      <text:p text:style-name="P1"><text:span text:style-name="T2">Display “Please enter a day in numerical format.”</text:span></text:p>
      <text:p text:style-name="P1"><text:span text:style-name="T2">Input day</text:span></text:p>
      <text:p text:style-name="P1"><text:span text:style-name="T2">Display “Please enter last two digits of a year.”</text:span></text:p>
      <text:p text:style-name="P1"><text:span text:style-name="T2">Input year </text:span></text:p>
      <text:p text:style-name="P1"><text:span text:style-name="T2">Set date = month * day</text:span></text:p>
      <text:p text:style-name="P1"><text:span text:style-name="T2">If date == year Then</text:span></text:p>
      <text:p text:style-name="P1"><text:span text:style-name="T2"><text:s text:c="5"/>Display “The date is magic!!!”</text:span></text:p>
      <text:p text:style-name="P1"><text:span text:style-name="T2">Else</text:span></text:p>
      <text:p text:style-name="P1"><text:span text:style-name="T2"><text:s text:c="5"/>Display “The date is not magic.”</text:span></text:p>
      <text:p text:style-name="P1"><text:span text:style-name="T2">End If</text:span></text:p>
      <text:p text:style-name="P3"/>
      <text:p text:style-name="P2"><text:soft-page-break/><text:span text:style-name="T2">Else, Else If Example 4</text:span></text:p>
      <text:p text:style-name="P2"><text:span text:style-name="T2"/></text:p>
      <text:p text:style-name="P1"><text:span text:style-name="T2">Declare String red, blue, yellow</text:span></text:p>
      <text:p text:style-name="P1"><text:span text:style-name="T2">Set red = “red”</text:span></text:p>
      <text:p text:style-name="P1"><text:span text:style-name="T2">Set blue = “blue”</text:span></text:p>
      <text:p text:style-name="P1"><text:span text:style-name="T2">Set yellow = “yellow”</text:span></text:p>
      <text:p text:style-name="P3"/>
      <text:p text:style-name="P1"><text:span text:style-name="T2">Display “Please enter two primary colors you would like to mix.”</text:span></text:p>
      <text:p text:style-name="P1"><text:span text:style-name="T2">Input primColors1, primColors2</text:span></text:p>
      <text:p text:style-name="P3"/>
      <text:p text:style-name="P1"><text:span text:style-name="T2">If ((primColors1 = red AND primColors2 = blue) OR (primColors1 = blue AND primColors2 = red)) Then</text:span></text:p>
      <text:p text:style-name="P1"><text:span text:style-name="T2"><text:s text:c="3"/>Display “You get purple.”</text:span></text:p>
      <text:p text:style-name="P1"><text:span text:style-name="T2">Else </text:span></text:p>
      <text:p text:style-name="P1"><text:span text:style-name="T2"><text:s text:c="3"/>If ((primColors1 = red AND primColors2 = yellow) OR (primColors2 = red AND primColors1 = yellow)) Then</text:span></text:p>
      <text:p text:style-name="P1"><text:span text:style-name="T2"><text:s text:c="3"/>Display “You get orange.”</text:span></text:p>
      <text:p text:style-name="P1"><text:span text:style-name="T2">Else</text:span></text:p>
      <text:p text:style-name="P1"><text:span text:style-name="T2">If ((primColors1 = blue AND primColors2 = yellow) OR (primColors2 = blue AND primColors1</text:span><text:bookmark text:name="_GoBack"/><text:span text:style-name="T2"> = yellow)) Then</text:span></text:p>
      <text:p text:style-name="P1"><text:span text:style-name="T2"><text:s text:c="3"/>Display “You get green.”</text:span></text:p>
      <text:p text:style-name="P1"><text:span text:style-name="T2">Else </text:span></text:p>
      <text:p text:style-name="P1"><text:span text:style-name="T2">Display “Please enter red, blue, or yellow as primary colors to get correct results.”</text:span></text:p>
      <text:p text:style-name="P4"><text:span text:style-name="T2">End If</text:span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s, Michal K</meta:initial-creator>
    <meta:editing-cycles>5</meta:editing-cycles>
    <meta:creation-date>2014-02-07T18:48:00</meta:creation-date>
    <dc:date>2017-06-13T12:24:25.83</dc:date>
    <meta:editing-duration>PT2M11S</meta:editing-duration>
    <meta:generator>OpenOffice/4.1.3$Win32 OpenOffice.org_project/413m1$Build-9783</meta:generator>
    <meta:document-statistic meta:table-count="0" meta:image-count="0" meta:object-count="0" meta:page-count="4" meta:paragraph-count="101" meta:word-count="418" meta:character-count="2398"/>
    <meta:user-defined meta:name="AppVersion">15.0000</meta:user-defined>
    <meta:user-defined meta:name="Company">Palm Bea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